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685cm"/>
    </style:style>
    <style:style style:name="co5" style:family="table-column">
      <style:table-column-properties fo:break-before="auto" style:column-width="13.98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="Liberation Sans" style:font-name-asian="WenQuanYi Zen Hei Sharp"/>
    </style:style>
    <style:style style:name="ce5" style:family="table-cell" style:parent-style-name="Default">
      <style:text-properties style:font-name-asian="WenQuanYi Zen Hei Sharp" style:font-name-complex="Lohit Devanagari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ext-properties style:font-name="Liberation Sans" style:font-name-asian="WenQuanYi Zen Hei Sharp" style:font-name-complex="F"/>
    </style:style>
    <style:style style:name="T1" style:family="text">
      <style:text-properties fo:color="#808080"/>
    </style:style>
    <style:style style:name="T2" style:family="text">
      <style:text-properties style:font-name-asian="WenQuanYi Zen Hei Sharp" style:font-name-complex="Lohit Devanagari"/>
    </style:style>
    <style:style style:name="T3" style:family="text">
      <style:text-properties style:font-name-asian="WenQuanYi Zen Hei Sharp" style:font-name-complex="F"/>
    </style:style>
    <style:style style:name="T4" style:family="tex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<text:span text:style-name="T3">Macc, Cacc, Vacc, T1</text:span></text:p>
          </table:table-cell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pan text:style-name="T3">Macc, Cacc, Vacc, T2</text:span>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<text:span text:style-name="T4">Mpro, Cpro, Vpro, T3</text:span></text:p>
          </table:table-cell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<text:span text:style-name="T4">Mpro, Cpro, Vpro , T4</text:span></text:p>
          </table:table-cell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span text:style-name="T3">Mlc, Clc, Vlc, T5-1, T52</text:span></text:p>
          </table:table-cell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pan text:style-name="T3">Mlc, Clc, Vlc,T6</text:span></text:p>
          </table:table-cell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ce4" office:value-type="string" calcext:value-type="string">
            <text:p><text:span text:style-name="T4">Mpro, Cpro, Vpro, <text:s/>T7</text:span></text:p>
          </table:table-cell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pan text:style-name="T3">Mbl, Cbl, Vbl, T8-1, T8-2, T8-3</text:span></text:p>
          </table:table-cell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<text:span text:style-name="T3">Mbl, Cbl, Vbl, T9</text:span></text:p>
          </table:table-cell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pri, Cspri, Vspri, Tspri_ajout, Tspri_suppr, Tspri_modif, Tspri_affich</text:p>
          </table:table-cell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pan text:style-name="T3">Mbl, Cbl, Vbl, T8-1, T8-2, T8-3</text:span></text:p>
          </table:table-cell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tache, Ctache, Vtache, Ttache_ajout, Ttache_suppr, Ttache_modif</text:p>
          </table:table-cell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span text:style-name="T2">Mtache, Ctache, Vtache, Ttache_assoc</text:span></text:p>
          </table:table-cell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<text:span text:style-name="T2">Mtache, Ctache, Vtache, Ttache_affich</text:span></text:p>
          </table:table-cell>
        </table:table-row>
        <table:table-row table:style-name="ro8">
          <table:table-cell table:style-name="ce2" office:value-type="string" calcext:value-type="string">
            <text:p>US 15</text:p>
          </table:table-cell>
          <table:table-cell table:style-name="ce2" office:value-type="string" calcext:value-type="string">
            <text:p>En tant qu’administrateur du projet, je souhaite pouvoir ajouter/supprimer/modifier l'url du dépôt Git.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9">
          <table:table-cell table:style-name="ce2" office:value-type="string" calcext:value-type="string">
            <text:p>US 16</text:p>
          </table:table-cell>
          <table:table-cell table:style-name="ce2" office:value-type="string" calcext:value-type="string">
            <text:p>En tant que développeur, je souhaite pouvoir accéder au Git.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8">
          <table:table-cell table:style-name="ce2" office:value-type="string" calcext:value-type="string">
            <text:p>US 17</text:p>
          </table:table-cell>
          <table:table-cell table:style-name="ce2" office:value-type="string" calcext:value-type="string">
            <text:p>En tant que développeur, je souhaite pouvoir voir la liste des commits du projet.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number-columns-repeated="2"/>
        </table:table-row>
        <table:table-row table:style-name="ro7">
          <table:table-cell table:style-name="ce2" office:value-type="string" calcext:value-type="string">
            <text:p>US 18</text:p>
          </table:table-cell>
          <table:table-cell table:style-name="ce2" office:value-type="string" calcext:value-type="string">
            <text:p>En tant que développeur, je souhaite pouvoir trier la liste des commits (date, développeur, tâches, US).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gant, Cgant, Vgant, Tgant_ajout, Tgant_suppr, Tgant_modif</text:p>
          </table:table-cell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<text:span text:style-name="T2">Mgant, Cgant, Vgant, Tgant_affich,</text:span></text:p>
          </table:table-cell>
        </table:table-row>
        <table:table-row table:style-name="ro6">
          <table:table-cell table:style-name="ce2" office:value-type="string" calcext:value-type="string">
            <text:p>US 21</text:p>
          </table:table-cell>
          <table:table-cell table:style-name="ce2" office:value-type="string" calcext:value-type="string">
            <text:p>En tant qu’administrateur du projet, je souhaite pouvoir ajouter/supprimer/modifier l'url vers Jenkins.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10">
          <table:table-cell table:style-name="ce2" office:value-type="string" calcext:value-type="string">
            <text:p>US 22</text:p>
          </table:table-cell>
          <table:table-cell table:style-name="ce2" office:value-type="string" calcext:value-type="string">
            <text:p>En tant que développeur, je souhaite pouvoir voir le lien vers jenkins.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<text:span text:style-name="T1">(mis à jour automatiquement)</text:span> de chaque sprint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kanban, Ckanban, Vkanban, Tkanban_affich</text:p>
          </table:table-cell>
          <table:table-cell/>
        </table:table-row>
        <table:table-row table:style-name="ro1">
          <table:table-cell table:style-name="ce2" office:value-type="string" calcext:value-type="string">
            <text:p>US 24</text:p>
          </table:table-cell>
          <table:table-cell table:style-name="ce2" office:value-type="string" calcext:value-type="string">
            <text:p>En tant qu’administrateur du projet, je souhaite pouvoir modifier la liste des libs, logiciels utilisés et leur version.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7">
          <table:table-cell table:style-name="ce2" office:value-type="string" calcext:value-type="string">
            <text:p>US 25</text:p>
          </table:table-cell>
          <table:table-cell table:style-name="ce2" office:value-type="string" calcext:value-type="string">
            <text:p>En tant que développeur, je souhaite pouvoir accéder à la liste des libs, logiciels utilisés et leur version.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test, Ctest_affich, <text:s/>Vtest_list, Ttest_affich</text:p>
          </table:table-cell>
          <table:table-cell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2"><text:s/></text:span><text:span text:style-name="T2">Mtest, Ctest_modif, Vtest_modif, Ttest_modif</text:span></text:p>
          </table:table-cell>
          <table:table-cell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0000-00-00T17:49:54.514853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1-20T18:10:44.627336376</dc:date>
    <dc:creator>Tristan Braquelaire</dc:creator>
    <meta:editing-duration>PT22M27S</meta:editing-duration>
    <meta:editing-cycles>8</meta:editing-cycles>
    <meta:generator>LibreOffice/4.1.6.2$Linux_X86_64 LibreOffice_project/410$Build-2</meta:generator>
    <meta:document-statistic meta:table-count="1" meta:cell-count="108" meta:object-count="0"/>
    <meta:user-defined meta:name=""/>
  </office:meta>
</office:document-meta>
</file>